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000000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1e6a39"/>
    </style:style>
    <style:style style:name="gr1" style:family="graphic">
      <style:graphic-properties svg:stroke-width="0.0799in" svg:stroke-color="#000000" draw:fill-color="#000000" draw:textarea-horizontal-align="justify" draw:textarea-vertical-align="middle" draw:auto-grow-height="false" fo:min-height="0.039in" fo:min-width="0.039in" fo:padding-top="0.0398in" fo:padding-bottom="0.0398in" fo:padding-left="0.0398in" fo:padding-right="0.0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799in" svg:stroke-color="#000000" draw:fill-color="#000000" draw:textarea-horizontal-align="center" draw:textarea-vertical-align="middle" fo:padding-top="0.0398in" fo:padding-bottom="0.0398in" fo:padding-left="0.0398in" fo:padding-right="0.0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799in" svg:stroke-color="#000000" draw:textarea-horizontal-align="center" draw:textarea-vertical-align="middle" fo:padding-top="0.0398in" fo:padding-bottom="0.0398in" fo:padding-left="0.0398in" fo:padding-right="0.0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1e6a39" draw:textarea-horizontal-align="justify" draw:textarea-vertical-align="middle" draw:auto-grow-height="false" fo:min-height="4.6291in" fo:min-width="5.218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line text:anchor-type="paragraph" draw:z-index="1" draw:name="Shape1" draw:style-name="gr3" draw:text-style-name="P3" svg:x1="0.5071in" svg:y1="0.1091in" svg:x2="0.5154in" svg:y2="0.9343in"><text:p/></draw:line><draw:line text:anchor-type="paragraph" draw:z-index="2" draw:name="Shape2" draw:style-name="gr3" draw:text-style-name="P3" svg:x1="0.1075in" svg:y1="0.5083in" svg:x2="0.9492in" svg:y2="0.5083in"><text:p/></draw:line><draw:line text:anchor-type="paragraph" draw:z-index="3" draw:name="Shape3" draw:style-name="gr3" draw:text-style-name="P3" svg:x1="1.5311in" svg:y1="0.5429in" svg:x2="2.3902in" svg:y2="0.5346in"><text:p/></draw:line><draw:line text:anchor-type="paragraph" draw:z-index="6" draw:name="Shape6" draw:style-name="gr2" draw:text-style-name="P2" svg:x1="1.3835in" svg:y1="1.6287in" svg:x2="2.4331in" svg:y2="1.6425in"><text:p/></draw:line><draw:custom-shape text:anchor-type="paragraph" draw:z-index="7" draw:name="Shape7" draw:style-name="gr1" draw:text-style-name="P1" svg:width="0.1657in" svg:height="0.1657in" svg:x="1.852in" svg:y="1.307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7_0" draw:style-name="gr1" draw:text-style-name="P1" svg:width="0.1657in" svg:height="0.1657in" svg:x="1.8264in" svg:y="1.8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name="Shape8" draw:style-name="gr4" draw:text-style-name="P4" svg:width="5.2185in" svg:height="4.6295in" svg:x="-0.7953in" svg:y="-0.7874in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4" draw:name="Shape4" draw:style-name="gr3" draw:text-style-name="P3" svg:x1="0.7583in" svg:y1="0.1661in" svg:x2="-0.0925in" svg:y2="0.9559in"><text:p/></draw:line><draw:line text:anchor-type="paragraph" draw:z-index="5" draw:name="Shape5" draw:style-name="gr3" draw:text-style-name="P3" svg:x1="0.0382in" svg:y1="0.122in" svg:x2="0.7583in" svg:y2="0.9555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3T20:48:13.231208591</meta:creation-date>
    <dc:date>2022-08-04T01:03:49.350609574</dc:date>
    <meta:editing-duration>PT4H4M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